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draw:auto-grow-height="true" fo:min-height="13.86cm"/>
    </style:style>
    <style:style style:name="pr2" style:family="presentation" style:parent-style-name="Standard-title">
      <style:graphic-properties fo:min-height="3.256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outline1">
      <style:graphic-properties fo:min-height="13.609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text-properties fo:color="#280099"/>
    </style:style>
    <style:style style:name="T1" style:family="text">
      <style:text-properties fo:color="#2800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3.86cm" svg:x="1.4cm" svg:y="4.914cm" presentation:class="subtitle">
          <draw:text-box>
            <text:p>Document exemple pour le TP n°1</text:p>
          </draw:text-box>
        </draw:frame>
        <draw:frame presentation:style-name="pr2" draw:layer="layout" svg:width="25.199cm" svg:height="3.256cm" svg:x="1.4cm" svg:y="0.962cm" presentation:class="title">
          <draw:text-box>
            <text:p>TP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Standard-title" draw:layer="layout" svg:width="25.199cm" svg:height="3.473cm" svg:x="1.4cm" svg:y="0.854cm" presentation:class="title" presentation:user-transformed="true">
          <draw:text-box>
            <text:p>Format OpenDocument Present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Avec le format OpenDocument</text:p>
                <text:list>
                  <text:list-item>
                    <text:p>Le contenu est décrit en XML</text:p>
                  </text:list-item>
                  <text:list-item>
                    <text:p>Le document regroupe un ensemble de fichiers compressés en zip</text:p>
                  </text:list-item>
                  <text:list-item>
                    <text:p>Le document inclus les illustrations</text:p>
                  </text:list-item>
                </text:list>
              </text:list-item>
              <text:list-item>
                <text:p>Avantages</text:p>
                <text:list>
                  <text:list-item>
                    <text:p>Ces documents peuvent être traités et modifiés par un outil spécifique</text:p>
                  </text:list-item>
                  <text:list-item>
                    <text:p>Il est possible de générer facilement des documents par program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text-style-name="P1" draw:layer="layout" svg:width="25.199cm" svg:height="3.256cm" svg:x="1.4cm" svg:y="0.962cm" presentation:class="title">
          <draw:text-box>
            <text:p text:style-name="P1"><text:span text:style-name="T1">Exploiter un document odp</text:span></text:p>
          </draw:text-box>
        </draw:frame>
        <draw:frame presentation:style-name="pr4" xml:id="id2" draw:id="id2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Deziper le document original</text:p>
              </text:list-item>
            </text:list>
          </draw:text-box>
        </draw:frame>
        <draw:frame presentation:style-name="pr4" xml:id="id1" draw:id="id1" draw:layer="layout" svg:width="25.199cm" svg:height="1.586cm" svg:x="1.4cm" svg:y="6.414cm" presentation:class="outline" presentation:user-transformed="true">
          <draw:text-box>
            <text:list text:style-name="L2">
              <text:list-item>
                <text:p>Effectuer les modification dans les fichiers</text:p>
              </text:list-item>
            </text:list>
          </draw:text-box>
        </draw:frame>
        <draw:frame presentation:style-name="pr4" xml:id="id4" draw:id="id4" draw:layer="layout" svg:width="25.199cm" svg:height="1.586cm" svg:x="1.4cm" svg:y="7.914cm" presentation:class="outline" presentation:user-transformed="true">
          <draw:text-box>
            <text:list text:style-name="L2">
              <text:list-item>
                <text:p>Reziper le document</text:p>
              </text:list-item>
            </text:list>
          </draw:text-box>
        </draw:frame>
        <draw:frame presentation:style-name="pr4" xml:id="id3" draw:id="id3" draw:layer="layout" svg:width="25.199cm" svg:height="1.586cm" svg:x="1.4cm" svg:y="9.514cm" presentation:class="outline" presentation:user-transformed="true">
          <draw:text-box>
            <text:list text:style-name="L2">
              <text:list-item>
                <text:p>Changer l'extension de fichier en .od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phane Bonhomme</meta:initial-creator>
    <meta:creation-date>2011-02-18T08:56:10</meta:creation-date>
    <meta:editing-duration>PT1H10M27S</meta:editing-duration>
    <meta:editing-cycles>11</meta:editing-cycles>
    <dc:date>2014-02-26T15:10:51.36</dc:date>
    <meta:generator>LibreOffice/3.6$Windows_x86 LibreOffice_project/5b93205-6e6b3fc-7830f6d-c08ad66-1d9bf4</meta:generator>
    <dc:creator>Stéphane Bonhomme</dc:creator>
    <meta:document-statistic meta:object-count="36"/>
  </office:meta>
</office:document-meta>
</file>